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is great at collecting metric data, but raw data is not necessarily useful in real-world scenarios. Visualization allows you to transform and display your data in useful ways that can drive decisions and action. In this section, we discuss a variety of methods you can use to visualize your metric data.</text:p>
      <text:h text:style-name="Heading_20_4" text:outline-level="4"><text:bookmark text:name="relevant-documentation"/>Relevant Documentation</text:h>
      <text:list xml:id="list1620365767" text:style-name="L3">
        <text:list-item>
          <text:p text:style-name="P4"><text:a xlink:type="simple" xlink:href="https://prometheus.io/docs/visualization/browser/" text:style-name="Internet_20_link" text:visited-style-name="Visited_20_Internet_20_Link">Expression Browser</text:a></text:p>
        </text:list-item>
        <text:list-item>
          <text:p text:style-name="P4"><text:a xlink:type="simple" xlink:href="https://prometheus.io/docs/visualization/grafana/" text:style-name="Internet_20_link" text:visited-style-name="Visited_20_Internet_20_Link">Grafana</text:a></text:p>
        </text:list-item>
        <text:list-item>
          <text:p text:style-name="P3"><text:a xlink:type="simple" xlink:href="https://prometheus.io/docs/visualization/consoles/" text:style-name="Internet_20_link" text:visited-style-name="Visited_20_Internet_20_Link">Console Templates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48:55.144089229</meta:creation-date>
    <dc:date>2020-08-13T21:32:53.894123286</dc:date>
    <meta:editing-duration>PT23H43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2" meta:character-count="381" meta:non-whitespace-character-count="327"/>
  </office:meta>
</office:document-meta>
</file>